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ZNAK(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Litery.małe(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OD(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formula="of:=CHAR(IF(CODE(LOWER([.D2]))+1&gt;122;CODE(LOWER([.D2]))+1-26;kod9litery.małe([.D2]))+1)" office:value-type="string" office:string-value="" calcext:value-type="error">
            <text:p>#NAZWA?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table:style-name="Default"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18.120696277</meta:creation-date>
    <dc:date>2020-02-20T11:39:25.035361932</dc:date>
    <meta:editing-duration>PT4M56S</meta:editing-duration>
    <meta:editing-cycles>1</meta:editing-cycles>
    <meta:document-statistic meta:table-count="1" meta:cell-count="103" meta:object-count="0"/>
    <meta:generator>LibreOffice/6.0.7.3$Linux_X86_64 LibreOffice_project/00m0$Build-3</meta:generator>
  </office:meta>
</office:document-meta>
</file>